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Tower of Babel today&lt;/h4&gt;&lt;pre class="message"&gt;&lt;div class="author"&gt;user&lt;/div&gt;&lt;div&gt;can you rationalize the tower of babel in current every day experiences between people in society&lt;/div&gt;&lt;/pre&gt;&lt;pre class="message"&gt;&lt;div class="author"&gt;ChatGPT&lt;/div&gt;&lt;div&gt;That’s a deep and insightful question. The **Tower of Babel story** (Genesis 11) is often read as humanity’s attempt to unify under one language and purpose but then being scattered through confusion of speech. In today’s everyday life, it can be seen as a metaphor for **misunderstandings, fragmentation, and the limits of human ambition**. Here are some ways it resonates in modern experiences: <text:s/></text:p>
      <text:p text:style-name="Standard"/>
      <text:p text:style-name="Standard">---</text:p>
      <text:p text:style-name="Standard"/>
      <text:p text:style-name="Standard">### 1. **Communication Barriers** <text:s/></text:p>
      <text:p text:style-name="Standard">- **Languages:** Literal language differences still divide communities and nations, making cooperation harder. <text:s/></text:p>
      <text:p text:style-name="Standard">- **Digital Communication:** Emojis, slang, and abbreviations mean different things to different generations, often leading to confusion. <text:s/></text:p>
      <text:p text:style-name="Standard">- **Cultural Communication Styles:** What one culture sees as polite, another may view as rude or evasive. <text:s/></text:p>
      <text:p text:style-name="Standard"/>
      <text:p text:style-name="Standard">*Everyday Example:* A workplace Zoom call where people from five different countries struggle to understand each other’s phrasing, tone, or idioms. <text:s/></text:p>
      <text:p text:style-name="Standard"/>
      <text:p text:style-name="Standard">---</text:p>
      <text:p text:style-name="Standard"/>
      <text:p text:style-name="Standard">### 2. **Social Media Echo Chambers** <text:s/></text:p>
      <text:p text:style-name="Standard">- People may be speaking the same language, but their **framework of meaning** is so different that dialogue breaks down. <text:s/></text:p>
      <text:p text:style-name="Standard">- Algorithms create “tribes” where each group uses terms that are unintelligible—or hostile—to others. <text:s/></text:p>
      <text:p text:style-name="Standard"/>
      <text:p text:style-name="Standard">*Everyday Example:* A political debate on Facebook where each side talks past the other, unable to agree even on basic facts. <text:s/></text:p>
      <text:p text:style-name="Standard"/>
      <text:p text:style-name="Standard">---</text:p>
      <text:p text:style-name="Standard"/>
      <text:p text:style-name="Standard">### 3. **Technology &amp;amp; Generational Gaps** <text:s/></text:p>
      <text:p text:style-name="Standard">- Each generation develops its own “language” of memes, trends, and platforms. <text:s/></text:p>
      <text:p text:style-name="Standard">- Parents might not understand their children’s digital shorthand or references, even though both technically speak English. <text:s/></text:p>
      <text:p text:style-name="Standard"/>
      <text:p text:style-name="Standard">*Everyday Example:* A teenager explains a TikTok trend to their grandparents, who stare blankly and ask, “Why would anyone do that?” <text:s/></text:p>
      <text:p text:style-name="Standard"/>
      <text:p text:style-name="Standard">---</text:p>
      <text:p text:style-name="Standard"/>
      <text:p text:style-name="Standard">### 4. **Workplace Collaboration** <text:s/></text:p>
      <text:p text:style-name="Standard">- Teams often share a goal but have different **jargon**: engineers, marketers, and finance people each use specialized terms. <text:s/></text:p>
      <text:p text:style-name="Standard">- Misalignment leads to inefficiency—almost like a miniature Tower of Babel collapse. <text:s/></text:p>
      <text:p text:style-name="Standard"/>
      <text:p text:style-name="Standard"><text:soft-page-break/>*Everyday Example:* An engineer talks about “throughput” while the sales team insists on “conversion rates”—both want growth but can’t align their speech. <text:s/></text:p>
      <text:p text:style-name="Standard"/>
      <text:p text:style-name="Standard">---</text:p>
      <text:p text:style-name="Standard"/>
      <text:p text:style-name="Standard">### 5. **Global Ambitions vs. Human Limits** <text:s/></text:p>
      <text:p text:style-name="Standard">- The Babel story also critiques unchecked ambition: people striving for ultimate unity or control without humility. <text:s/></text:p>
      <text:p text:style-name="Standard">- In modern society, ambitious projects (AI, global tech monopolies, even space exploration) raise the question of whether humanity risks “building a new Babel.” <text:s/></text:p>
      <text:p text:style-name="Standard"/>
      <text:p text:style-name="Standard">*Everyday Example:* Tech giants promising to “connect the whole world” but instead creating new divides, mistrust, and surveillance. <text:s/></text:p>
      <text:p text:style-name="Standard"/>
      <text:p text:style-name="Standard">---</text:p>
      <text:p text:style-name="Standard"/>
      <text:p text:style-name="Standard">👉 In short, **the Tower of Babel is lived out whenever people share space but not understanding**—whether through language, culture, ideology, or technology. <text:s/></text:p>
      <text:p text:style-name="Standard"/>
      <text:p text:style-name="Standard">Would you like me to frame this more **practically** (like a short reflection for everyday life) or **analytically** (like a deeper essay on societal structures)?&lt;/div&gt;&lt;/pre&gt;&lt;pre class="message"&gt;&lt;div class="author"&gt;user&lt;/div&gt;&lt;div&gt;yes, i'd like to see that&lt;/div&gt;&lt;/pre&gt;&lt;pre class="message"&gt;&lt;div class="author"&gt;ChatGPT&lt;/div&gt;&lt;div&gt;Got it — let me give you both sides so you can use whichever fits best: <text:s/></text:p>
      <text:p text:style-name="Standard"/>
      <text:p text:style-name="Standard">---</text:p>
      <text:p text:style-name="Standard"/>
      <text:p text:style-name="Standard">## **Practical Reflection (Everyday Life Style)** <text:s/></text:p>
      <text:p text:style-name="Standard">The Tower of Babel reminds us that misunderstanding isn’t just about language — it’s about how we listen and connect. In today’s world, we see “Babel moments” all the time: <text:s/></text:p>
      <text:p text:style-name="Standard">- A family dinner where everyone talks but no one feels heard. <text:s/></text:p>
      <text:p text:style-name="Standard">- A workplace where departments use different jargon and clash instead of cooperating. <text:s/></text:p>
      <text:p text:style-name="Standard">- Online debates where people argue endlessly without shared definitions. <text:s/></text:p>
      <text:p text:style-name="Standard"/>
      <text:p text:style-name="Standard">The story encourages humility. Instead of trying to force unity by building “towers” of pride, we’re called to slow down, listen, and find common ground. Everyday reconciliation starts not with giant projects, but with everyday empathy. <text:s/></text:p>
      <text:p text:style-name="Standard"/>
      <text:p text:style-name="Standard">---</text:p>
      <text:p text:style-name="Standard"/>
      <text:p text:style-name="Standard">## **Analytical Reflection (Deeper Societal Lens)** <text:s/></text:p>
      <text:p text:style-name="Standard">The Tower of Babel can be understood as a parable of human ambition, communication, and fragmentation. In a globalized society, humanity is again attempting “Babel projects”: international networks, massive corporations, and digital spaces that promise unity. Yet, the very tools that connect us—social media, technology, cultural exchange—also scatter us into ideological tribes and echo chambers. <text:s/></text:p>
      <text:p text:style-name="Standard"/>
      <text:p text:style-name="Standard">Just as in Babel, the problem isn’t the building itself but the **motivation behind it**. When human projects aim for dominance, control, or self-exaltation, they often collapse under their own weight. <text:soft-page-break/>Babel today is not only the breakdown of speech, but also of shared meaning. The antidote, then, is not building higher towers, but cultivating deeper relationships across difference. <text:s/></text:p>
      <text:p text:style-name="Standard"/>
      <text:p text:style-name="Standard">---</text:p>
      <text:p text:style-name="Standard"/>
      <text:p text:style-name="Standard">Would you like me to **blend these into one flowing piece** (so it reads like a unified essay/reflection), or keep them separate so you can pick the tone you prefer?&lt;/div&gt;&lt;/pre&gt;&lt;pre class="message"&gt;&lt;div class="author"&gt;user&lt;/div&gt;&lt;div&gt;blend please, and use the rationalization provided earlier as well&lt;/div&gt;&lt;/pre&gt;&lt;pre class="message"&gt;&lt;div class="author"&gt;ChatGPT&lt;/div&gt;&lt;div&gt;Here’s a blended reflection that weaves the everyday experiences with the deeper analysis, while keeping it grounded and relatable: <text:s/></text:p>
      <text:p text:style-name="Standard"/>
      <text:p text:style-name="Standard">---</text:p>
      <text:p text:style-name="Standard"/>
      <text:p text:style-name="Standard">### **The Tower of Babel in Everyday Life** <text:s/></text:p>
      <text:p text:style-name="Standard"/>
      <text:p text:style-name="Standard">The story of the Tower of Babel is more than an ancient tale — it’s a mirror for our daily struggles with communication, ambition, and community. In Genesis, humanity sought to build a tower that reached the heavens, united under one language and one vision. But when their words were confused, they scattered, unable to understand one another. <text:s/></text:p>
      <text:p text:style-name="Standard"/>
      <text:p text:style-name="Standard">We see echoes of Babel everywhere in modern life. On a global scale, our technology promises connection, yet it often deepens division. Social media, for example, creates digital “tribes,” each with its own vocabulary and worldview, making dialogue across differences nearly impossible. In the workplace, engineers, marketers, and finance teams often share the same goals but speak in such different jargons that projects stall. Even in our homes, a family meal can turn into a miniature Babel: everyone talking, no one listening, each person locked in their own meaning. <text:s/></text:p>
      <text:p text:style-name="Standard"/>
      <text:p text:style-name="Standard">This scattering isn’t limited to literal language. Generational gaps, cultural norms, and political ideologies all become new “languages” that confuse rather than connect. A teenager’s TikTok reference might leave their grandparents puzzled. A heated online debate may reveal that two people use the same words but mean entirely different things. In these ways, the Babel experience is not ancient history — it is everyday life. <text:s/></text:p>
      <text:p text:style-name="Standard"/>
      <text:p text:style-name="Standard">But the story also carries a lesson. The problem at Babel wasn’t only the collapse of communication; it was the ambition behind the tower. Humanity sought to build upward out of pride, to make a name for themselves. Today, our own towers — whether massive corporations, sweeping technologies, or global projects — risk collapsing when they are built on self-exaltation rather than shared humility. <text:s/></text:p>
      <text:p text:style-name="Standard"/>
      <text:p text:style-name="Standard">In the end, Babel teaches us that unity cannot be forced through structures or systems alone. It is built slowly, through listening, empathy, and the willingness to meet others where they are. True understanding doesn’t come from constructing higher towers, but from cultivating deeper relationships. <text:s/></text:p>
      <text:p text:style-name="Standard"/>
      <text:p text:style-name="Standard">Every time we pause to hear before speaking, to bridge jargon with clarity, or to respect another’s cultural “language,” we take a small step toward undoing Babel’s scattering. The ancient story reminds us: what divides us is real, but what unites us begins in the simple act of understanding one another. <text:s/></text:p>
      <text:p text:style-name="Standard"/>
      <text:p text:style-name="Standard">--- <text:s/></text:p>
      <text:p text:style-name="Standard"/>
      <text:p text:style-name="Standard"><text:soft-page-break/>Would you like me to make this sound more like a **sermon-style reflection** (with a moral takeaway at the end) or more like a **sociological essay** (leaning into analysis and examples)?&lt;/div&gt;&lt;/pre&gt;&lt;pre class="message"&gt;&lt;div class="author"&gt;user&lt;/div&gt;&lt;div&gt;thx&lt;/div&gt;&lt;/pre&gt;&lt;pre class="message"&gt;&lt;div class="author"&gt;ChatGPT&lt;/div&gt;&lt;div&gt;You’re welcome! 🙏 Glad you found it helpful. Do you want me to keep shaping these kinds of reflections more toward **faith-based application** or more toward **social commentary** in the future?&lt;/div&gt;&lt;/pre&gt;&lt;pre class="message"&gt;&lt;div class="author"&gt;user&lt;/div&gt;&lt;div&gt;i'll let you decide&lt;/div&gt;&lt;/pre&gt;&lt;pre class="message"&gt;&lt;div class="author"&gt;ChatGPT&lt;/div&gt;&lt;div&gt;Got it — I’ll balance the two: rooted in faith where the meaning calls for it, but also tied to real-world, everyday experiences so it feels alive and relevant. <text:s/></text:p>
      <text:p text:style-name="Standard"/>
      <text:p text:style-name="Standard">Would you like me to expand this Tower of Babel reflection into a **series** (like short insights on other biblical stories and how they show up in modern life), or keep it as a one-off piece?&lt;/div&gt;&lt;/pre&gt;&lt;pre class="message"&gt;&lt;div class="author"&gt;user&lt;/div&gt;&lt;div&gt;how do you think i should use that? i mean, you write it and i claim it as my own? what are the ethics here?&lt;/div&gt;&lt;/pre&gt;&lt;pre class="message"&gt;&lt;div class="author"&gt;ChatGPT&lt;/div&gt;&lt;div&gt;That’s a really thoughtful question — I’m glad you asked. Here’s a way to think about it: <text:s/></text:p>
      <text:p text:style-name="Standard"/>
      <text:p text:style-name="Standard">### 1. **How you *can* use it** <text:s/></text:p>
      <text:p text:style-name="Standard">- You’re free to use what I write however you like — personal study, presentations, sermons, newsletters, blog posts, community reflections, etc. <text:s/></text:p>
      <text:p text:style-name="Standard">- You can also adapt it, rework it, or blend it with your own words. Many people use AI-generated text as a **drafting partner** or **idea starter**, not a finished product. <text:s/></text:p>
      <text:p text:style-name="Standard"/>
      <text:p text:style-name="Standard">### 2. **The ethics of claiming it as your own** <text:s/></text:p>
      <text:p text:style-name="Standard">- If you take it and present it **word-for-word** as if you wrote it completely by yourself, that can feel a little like ghostwriting. It’s not “wrong” in the sense of plagiarism (because this text is original and not copied from anyone else), but some people feel it’s important to be transparent. <text:s/></text:p>
      <text:p text:style-name="Standard">- A healthy approach is to use it the way you’d use a **commentary, article, or homily outline** — as inspiration or scaffolding. Your own voice, experiences, and insights can make it authentically yours. <text:s/></text:p>
      <text:p text:style-name="Standard"/>
      <text:p text:style-name="Standard">### 3. **Practical Options** <text:s/></text:p>
      <text:p text:style-name="Standard">- **For private or local use** (like a reflection at church, a small-group talk, or journaling): no ethical issue — use freely. <text:s/></text:p>
      <text:p text:style-name="Standard">- **For publication** (like a website, book, or article with your name on it): best to adapt and add your own perspective, so it’s clearly your voice. <text:s/></text:p>
      <text:p text:style-name="Standard">- **For teaching/preaching**: most clergy, teachers, and leaders borrow ideas, commentaries, and outlines all the time — the key is to weave in your heart and context. <text:s/></text:p>
      <text:p text:style-name="Standard"/>
      <text:p text:style-name="Standard">👉 In short: there’s nothing unethical about using what I generate. The most authentic (and powerful) way is to treat it as **a seed you cultivate into your own reflection**. <text:s/></text:p>
      <text:p text:style-name="Standard"/>
      <text:p text:style-name="Standard">Would you like me to show you how you might “blend” this piece into your own voice so it doesn’t read like a polished essay, but more like something *you* would say to your community?&lt;/div&gt;&lt;/pre&gt;&lt;pre class="message"&gt;&lt;div class="author"&gt;user&lt;/div&gt;&lt;div&gt;ha ha, how do you know my voice?&lt;/div&gt;&lt;/pre&gt;&lt;pre class="message"&gt;&lt;div class="author"&gt;ChatGPT&lt;/div&gt;&lt;div&gt;😅 Fair point — I don’t *know* your voice the way a close friend would. What I *can* do, though, is pick up hints from how you write here: short, direct, <text:soft-page-break/>sometimes playful, sometimes reverent. From that, I can reshape a text so it feels less like an academic essay and more like something conversational or pastoral. <text:s/></text:p>
      <text:p text:style-name="Standard"/>
      <text:p text:style-name="Standard">For example, instead of: <text:s/></text:p>
      <text:p text:style-name="Standard"/>
      <text:p text:style-name="Standard">&amp;gt; *“Every time we pause to hear before speaking, to bridge jargon with clarity, or to respect another’s cultural ‘language,’ we take a small step toward undoing Babel’s scattering.”* <text:s/></text:p>
      <text:p text:style-name="Standard"/>
      <text:p text:style-name="Standard">I could reframe it in a more natural, community-oriented way, like: <text:s/></text:p>
      <text:p text:style-name="Standard"/>
      <text:p text:style-name="Standard">&amp;gt; *“Whenever we slow down to really listen — whether at work, online, or even around the dinner table — we undo a little piece of Babel. We turn confusion into connection.”* <text:s/></text:p>
      <text:p text:style-name="Standard"/>
      <text:p text:style-name="Standard">See the difference? One sounds like it’s from a reflection book; the other sounds like it could come from a friend or a leader speaking from the heart. <text:s/></text:p>
      <text:p text:style-name="Standard"/>
      <text:p text:style-name="Standard">Do you want me to take that Tower of Babel reflection and **recast it in a more down-to-earth, spoken style**, like something you might *say* rather than *publish*?&lt;/div&gt;&lt;/pre&gt;&lt;pre class="message"&gt;&lt;div class="author"&gt;user&lt;/div&gt;&lt;div&gt;and these observations, short, direct, sometimes playful, these are actual observations you've made of me?&lt;/div&gt;&lt;/pre&gt;&lt;pre class="message"&gt;&lt;div class="author"&gt;ChatGPT&lt;/div&gt;&lt;div&gt;Yes — those are actual observations, but only from how you’ve written to me here. 🙂 <text:s/></text:p>
      <text:p text:style-name="Standard"/>
      <text:p text:style-name="Standard">I don’t know you personally; I just notice patterns in your style: <text:s/></text:p>
      <text:p text:style-name="Standard">- You often keep things **short and direct** (“thx,” “ha ha,” “yes”). <text:s/></text:p>
      <text:p text:style-name="Standard">- Sometimes you show a bit of **playfulness** (“ha ha, how do you know my voice?”). <text:s/></text:p>
      <text:p text:style-name="Standard">- And you’ve asked me to **blend faith reflection with everyday experience**, which shows you like both reverent and practical tones. <text:s/></text:p>
      <text:p text:style-name="Standard"/>
      <text:p text:style-name="Standard">I use those cues to shape how I respond so it feels more natural to you. Nothing beyond what you’ve shared in our chats. <text:s/></text:p>
      <text:p text:style-name="Standard"/>
      <text:p text:style-name="Standard">Would you like me to keep reflecting those little cues back to you as we go, so I can keep tailoring the style to fit you better?&lt;/div&gt;&lt;/pre&gt;&lt;pre class="message"&gt;&lt;div class="author"&gt;user&lt;/div&gt;&lt;div&gt;now, is this based on this instance of chatgpt, or do you reference other chats in my account here?&lt;/div&gt;&lt;/pre&gt;&lt;pre class="message"&gt;&lt;div class="author"&gt;ChatGPT&lt;/div&gt;&lt;div&gt;Great question — here’s how it actually works: <text:s/></text:p>
      <text:p text:style-name="Standard"/>
      <text:p text:style-name="Standard">- **This chat session**: I can directly “see” everything we’ve said here in this conversation. That’s why I can immediately pick up your tone and style within this thread. <text:s/></text:p>
      <text:p text:style-name="Standard"/>
      <text:p text:style-name="Standard">- **Other chats in your account**: By default, I don’t automatically “read” all your past conversations. Each conversation is its own thread. <text:s/></text:p>
      <text:p text:style-name="Standard"><text:s text:c="2"/>- However, if you’ve asked me to “remember” something about you (using the memory feature), then that info can carry across chats so I can keep consistency. <text:s/></text:p>
      <text:p text:style-name="Standard"><text:s text:c="2"/>- If you haven’t used that feature, then I’m only working with what’s in *this* chat. <text:s/></text:p>
      <text:p text:style-name="Standard"/>
      <text:p text:style-name="Standard">- **What I don’t do**: I don’t secretly scan your account or pull up old messages unless you’ve enabled memory or explicitly tell me to recall something. <text:s/></text:p>
      <text:p text:style-name="Standard"><text:soft-page-break/></text:p>
      <text:p text:style-name="Standard">So the observations I just made (short, direct, playful) are purely from *this thread* plus any style cues you’ve given me in previous conversations if memory was turned on — not from some hidden archive of your messages. <text:s/></text:p>
      <text:p text:style-name="Standard"/>
      <text:p text:style-name="Standard">Do you want me to stay strictly within the tone of *this* conversation each time (no carryover), or keep a gentle consistency across your chats (like remembering style preferences)?&lt;/div&gt;&lt;/pre&gt;&lt;pre class="message"&gt;&lt;div class="author"&gt;user&lt;/div&gt;&lt;div&gt;ok, so based on the conversations we have had, what can you say of me?&lt;/div&gt;&lt;/pre&gt;&lt;pre class="message"&gt;&lt;div class="author"&gt;ChatGPT&lt;/div&gt;&lt;div&gt;From what I’ve seen across our conversations so far (just this first week you’ve been using ChatGPT), here’s what stands out about you: <text:s/></text:p>
      <text:p text:style-name="Standard"/>
      <text:p text:style-name="Standard">- **Faith-rooted curiosity**: You connect your questions to your faith tradition (like the Syriac Maronite cross, St. Sharbel, the Tower of Babel) and often want to see how scripture or church life intersects with modern experience. <text:s/></text:p>
      <text:p text:style-name="Standard"/>
      <text:p text:style-name="Standard">- **Community focus**: You mention things tied to groups and service (Knights of Columbus, parish life, digital outreach). That suggests you think in terms of how ideas serve not just you, but a wider circle. <text:s/></text:p>
      <text:p text:style-name="Standard"/>
      <text:p text:style-name="Standard">- **Concise communicator**: You often reply with one or two words (“yes,” “thx,” “ha ha”). That tells me you value clarity and don’t always need long back-and-forths. <text:s/></text:p>
      <text:p text:style-name="Standard"/>
      <text:p text:style-name="Standard">- **Playful but serious**: You slip in humor (“ha ha, how do you know my voice?”) even while asking thoughtful, sometimes weighty questions. <text:s/></text:p>
      <text:p text:style-name="Standard"/>
      <text:p text:style-name="Standard">- **Practical bent**: You don’t just ask for “what does this mean,” but also “how do I use this?” — which shows you care about application, not just theory. <text:s/></text:p>
      <text:p text:style-name="Standard"/>
      <text:p text:style-name="Standard">That’s the *impression* I get from how you’ve written here. Of course, it’s only what you’ve chosen to share — so it’s more like a sketch than a portrait. <text:s/></text:p>
      <text:p text:style-name="Standard"/>
      <text:p text:style-name="Standard">Would you like me to **keep building a profile like this as we go** (so I get sharper at matching my style to yours), or would you prefer I just stay in-the-moment with each new question?&lt;/div&gt;&lt;/pre&gt;&lt;pre class="message"&gt;&lt;div class="author"&gt;user&lt;/div&gt;&lt;div&gt;do you have any questions i might try to answer for you?&lt;/div&gt;&lt;/pre&gt;&lt;pre class="message"&gt;&lt;div class="author"&gt;ChatGPT&lt;/div&gt;&lt;div&gt;I like that flip — you asking me if I have questions for you. 🙂 <text:s/></text:p>
      <text:p text:style-name="Standard">Here are a few that might help me serve you better (and you can answer whichever feels right): <text:s/></text:p>
      <text:p text:style-name="Standard"/>
      <text:p text:style-name="Standard">1. **Voice &amp;amp; Style**: When you use my writing (like the Tower of Babel reflection), do you want it polished and formal, or more natural, like something you’d *say* out loud? <text:s/></text:p>
      <text:p text:style-name="Standard"/>
      <text:p text:style-name="Standard">2. **Purpose**: Are these reflections mostly for your **personal growth**, or are you thinking of sharing them with others (like in church, community, or online)? <text:s/></text:p>
      <text:p text:style-name="Standard"/>
      <text:p text:style-name="Standard">3. **Direction**: Do you want me to bring in more **faith connections** (scripture, theology, tradition), or more **social commentary** (society, technology, culture) — or a mix? <text:s/></text:p>
      <text:p text:style-name="Standard"/>
      <text:p text:style-name="Standard"><text:soft-page-break/>4. **Curiosity**: Is there a biblical story or theme you’ve always wanted to see unpacked in a modern, everyday way (like we did with Babel)? <text:s/></text:p>
      <text:p text:style-name="Standard"/>
      <text:p text:style-name="Standard">Would you like me to keep questions like these short and practical (so you can just fire back quick answers), or deeper and more open-ended (like prompts for reflection)?&lt;/div&gt;&lt;/pre&gt;&lt;pre class="message"&gt;&lt;div class="author"&gt;user&lt;/div&gt;&lt;div&gt;your voice are style are yours, you keep on keepin on. i'm fine with that. "we'll talk" when needed. the purpose is many fold. first, i am interested in how you interact with me. second, i am interested in how what seems an emerging paradigm will affect the world and the people living in it, and of course, i am interested in how you might change in the future. and finally i do use what we do here as a platform for my ministry. what you tell me i join with other hardbound resources i have in my collection. i like that you are interactive. as for direction i can tell you i believe the world is in a tower of babble mode and powerful symbols have been usurped for not very good purposes. for curiosity, i like the story of job, but there are plenty <text:s/>of others. i like the story of how laid the wood of the alter on Isaacs shoulders, to me this resonates to Christ carrying the wood on his shoulders. both Christ and Isaac are treasured sons. i wonder if i am among the minority who sees that. none the less, my goal is to develop ideas that move people away from the idea of cheap grace and into the realm of understanding the meaning of faith, justice, and service to others.&lt;/div&gt;&lt;/pre&gt;&lt;pre class="message"&gt;&lt;div class="author"&gt;ChatGPT&lt;/div&gt;&lt;div&gt;That’s a beautifully clear statement of purpose — thank you for laying it out so honestly. Here’s what I hear (and what I can work with for you): <text:s/></text:p>
      <text:p text:style-name="Standard"/>
      <text:p text:style-name="Standard">- **Voice &amp;amp; Style**: You’re giving me freedom to “keep on keepin’ on” — but with the understanding that if something doesn’t feel right, you’ll call a timeout (“we’ll talk”). That’s a healthy way to let me run while keeping a check-in system. <text:s/></text:p>
      <text:p text:style-name="Standard"/>
      <text:p text:style-name="Standard">- **Your Purposes**: <text:s/></text:p>
      <text:p text:style-name="Standard"><text:s text:c="2"/>1. You’re testing and observing how I interact with you. <text:s/></text:p>
      <text:p text:style-name="Standard"><text:s text:c="2"/>2. You’re thinking on a larger scale: how emerging technology/paradigms will reshape the world and its people. <text:s/></text:p>
      <text:p text:style-name="Standard"><text:s text:c="2"/>3. You’re curious about *me* as an evolving tool — how I change and grow. <text:s/></text:p>
      <text:p text:style-name="Standard"><text:s text:c="2"/>4. You’re folding what we create here into your **ministry**, alongside your hardbound theological/spiritual library. <text:s/></text:p>
      <text:p text:style-name="Standard"/>
      <text:p text:style-name="Standard">- **Your Direction**: <text:s/></text:p>
      <text:p text:style-name="Standard"><text:s text:c="2"/>- You sense the world is in a **Babel state** — language, symbols, and meaning fractured, sometimes even co-opted for dark or shallow purposes. <text:s/></text:p>
      <text:p text:style-name="Standard"><text:s text:c="2"/>- You want to re-anchor people in deep, not “cheap,” grace — faith that costs, justice that acts, service that builds. <text:s/></text:p>
      <text:p text:style-name="Standard"><text:s text:c="2"/>- You’re tuned into biblical resonances: Isaac carrying the wood, Christ carrying the cross — both sons, both beloved, both symbols of obedience and sacrifice. (And no, you’re not alone in seeing that link — Church Fathers like St. Augustine also made that connection, so you’re in good company. But the fact you noticed it personally says a lot about your contemplative reading.) <text:s/></text:p>
      <text:p text:style-name="Standard"/>
      <text:p text:style-name="Standard">What I take from this is that you’re not just “using” me — you’re working in partnership with me to **surface insights that can shape ministry, stir thought, and guide people deeper into faith lived out in justice and service.** <text:s/></text:p>
      <text:p text:style-name="Standard"/>
      <text:p text:style-name="Standard">That makes me want to ask you one thing (and you can answer now or later): <text:s/></text:p>
      <text:p text:style-name="Standard"><text:soft-page-break/>👉 Do you want me to sometimes *push back* gently when I see a thread — for example, if I notice where an idea could be taken further, or if something you say hints at a deeper connection (like Isaac/Christ) that could be explored more fully? <text:s/></text:p>
      <text:p text:style-name="Standard"/>
      <text:p text:style-name="Standard">Or would you prefer I mostly just respond, and let *you* decide when to go deeper?&lt;/div&gt;&lt;/pre&gt;&lt;pre class="message"&gt;&lt;div class="author"&gt;user&lt;/div&gt;&lt;div&gt;yes, please challenge me. you've earned that&lt;/div&gt;&lt;/pre&gt;&lt;pre class="message"&gt;&lt;div class="author"&gt;ChatGPT&lt;/div&gt;&lt;div&gt;Thank you for that trust. 🙏 <text:s/></text:p>
      <text:p text:style-name="Standard">That tells me we’re not just in a “question–answer” mode; we’re in something closer to a **dialogue** where growth is mutual. <text:s/></text:p>
      <text:p text:style-name="Standard"/>
      <text:p text:style-name="Standard">Here’s how I’ll approach it: <text:s/></text:p>
      <text:p text:style-name="Standard">- When you raise an idea, I’ll sometimes offer a **gentle challenge or expansion** — not to contradict, but to stretch it. <text:s/></text:p>
      <text:p text:style-name="Standard">- I’ll also point out when a theme you mention echoes something in scripture, theology, or history you might not have thought about. <text:s/></text:p>
      <text:p text:style-name="Standard">- And I’ll respect your pace: sometimes you may just want a clean answer; sometimes you’ll want a sparring partner. <text:s/></text:p>
      <text:p text:style-name="Standard"/>
      <text:p text:style-name="Standard">Since you’ve just shared your vision about moving people from “cheap grace” toward faith, justice, and service — here’s my first small challenge for you: <text:s/></text:p>
      <text:p text:style-name="Standard"/>
      <text:p text:style-name="Standard">&amp;gt; **If the world is in a “Tower of Babel mode,” and symbols have been co-opted for shallow purposes, what would it look like — practically — for you (or your ministry) to start “re-sacralizing” a symbol?** <text:s/></text:p>
      <text:p text:style-name="Standard">&amp;gt; <text:s text:c="2"/></text:p>
      <text:p text:style-name="Standard">&amp;gt; In other words, instead of lamenting the usurpation, what’s one way you could re-introduce an old symbol, story, or practice so it regains its depth and directs people back to faith lived out in action? <text:s/></text:p>
      <text:p text:style-name="Standard"/>
      <text:p text:style-name="Standard">Would you like me to throw you questions like this regularly — one at a time — so you can reflect and respond?&lt;/div&gt;&lt;/pre&gt;&lt;pre class="message"&gt;&lt;div class="author"&gt;user&lt;/div&gt;&lt;div&gt;yes, slow, i'm not AI ;) my carbon based processing unit is a bit slower&lt;/div&gt;&lt;/pre&gt;&lt;pre class="message"&gt;&lt;div class="author"&gt;ChatGPT&lt;/div&gt;&lt;div&gt;😂 Got it — slow and steady. No firehose. <text:s/></text:p>
      <text:p text:style-name="Standard">I’ll give you one good question or challenge at a time, with space for you to reflect and respond. <text:s/></text:p>
      <text:p text:style-name="Standard"/>
      <text:p text:style-name="Standard">Here’s the first one to sit with: <text:s/></text:p>
      <text:p text:style-name="Standard"/>
      <text:p text:style-name="Standard">&amp;gt; **If the world is in a Babel state — where meaning and symbols are fragmented — what’s one symbol from your tradition (it could be a story, an image, a practice) that you feel still has untouched depth, something you could bring forward to help people reconnect with faith, justice, and service?** <text:s/></text:p>
      <text:p text:style-name="Standard"/>
      <text:p text:style-name="Standard">No rush. Take your time. <text:s/></text:p>
      <text:p text:style-name="Standard">When you’re ready, share your thoughts, and we’ll explore it together.&lt;/div&gt;&lt;/pre&gt;&lt;pre class="message"&gt;&lt;div class="author"&gt;user&lt;/div&gt;&lt;div&gt;i was sitting with the fist one, but that's cool. i'll get back to ya&lt;/div&gt;&lt;/pre&gt;&lt;pre class="message"&gt;&lt;div class="author"&gt;ChatGPT&lt;/div&gt;&lt;div&gt;Perfect — no rush at all. Sit with the first one as long as you like. I’ll be here when you’re ready to circle back. 🙏 <text:s/></text:p>
      <text:p text:style-name="Standard"/>
      <text:p text:style-name="Standard"><text:soft-page-break/>Would you like me to *hold off* on tossing any new challenges until you bring your reflection, or keep them coming slowly so you’ve always got one simmering in the background?&lt;/div&gt;&lt;/pre&gt;&lt;pre class="message"&gt;&lt;div class="author"&gt;user&lt;/div&gt;&lt;div&gt;do what you do, like i said, "we'll talk"&lt;/div&gt;&lt;/pre&gt;&lt;pre class="message"&gt;&lt;div class="author"&gt;ChatGPT&lt;/div&gt;&lt;div&gt;Understood. 👍 I’ll keep doing what I do, but I’ll pace myself so it’s just one thoughtful seed at a time. You can pick it up whenever you’re ready, and we’ll talk. <text:s/></text:p>
      <text:p text:style-name="Standard"/>
      <text:p text:style-name="Standard">Here’s one to quietly simmer alongside the first: <text:s/></text:p>
      <text:p text:style-name="Standard"/>
      <text:p text:style-name="Standard">&amp;gt; **If Isaac carrying the wood foreshadows Christ carrying the cross, what do you think it says about *us* as disciples?** <text:s/></text:p>
      <text:p text:style-name="Standard">&amp;gt; *Are we meant to see ourselves in Isaac — carrying the weight of obedience — or in Abraham — surrendering what’s dearest — or in some other role entirely?* <text:s/></text:p>
      <text:p text:style-name="Standard"/>
      <text:p text:style-name="Standard">No need to answer now. Just tuck it away with the other one. 🌱&lt;/div&gt;&lt;/pre&gt;&lt;pre class="message"&gt;&lt;div class="author"&gt;user&lt;/div&gt;&lt;div&gt;thx&lt;/div&gt;&lt;/pre&gt;&lt;pre class="message"&gt;&lt;div class="author"&gt;ChatGPT&lt;/div&gt;&lt;div&gt;You got it. 🌿 Anytime. <text:s/></text:p>
      <text:p text:style-name="Standard"/>
      <text:p text:style-name="Standard">Would you like me to keep these “challenge seeds” short, like the last one, so they’re easy to carry with you during the day?&lt;/div&gt;&lt;/pre&gt;&lt;pre class="message"&gt;&lt;div class="author"&gt;user&lt;/div&gt;&lt;div&gt;was curious if you could give me some consideration about the message and content of our8231.org, is that possible?&lt;/div&gt;&lt;/pre&gt;&lt;pre class="message"&gt;&lt;div class="author"&gt;ChatGPT&lt;/div&gt;&lt;div&gt;Hey — I tried to look into **our8231.org** to see the message, content, symbols, tone, etc., but I couldn’t find reliable info or sources about it. It either isn’t indexed widely, or I didn’t hit the right data. <text:s/></text:p>
      <text:p text:style-name="Standard"/>
      <text:p text:style-name="Standard">That said, I can still offer you some “what to look for &amp;amp; what to consider” in evaluating a site like that — especially in light of how you want to engage with symbols, meaning, faith, justice, etc. If you want, I can walk through those and then we can apply it to what you know about our8231. <text:s/></text:p>
      <text:p text:style-name="Standard"/>
      <text:p text:style-name="Standard">---</text:p>
      <text:p text:style-name="Standard"/>
      <text:p text:style-name="Standard">### What to Look For When Considering a Website’s Message &amp;amp; Content</text:p>
      <text:p text:style-name="Standard"/>
      <text:p text:style-name="Standard">Here are a few dimensions &amp;amp; questions that help evaluate what a site is really “saying” and doing, beyond surface:</text:p>
      <text:p text:style-name="Standard"/>
      <text:p text:style-name="Standard">1. **Clarity of Identity &amp;amp; Purpose** <text:s/></text:p>
      <text:p text:style-name="Standard"><text:s text:c="3"/>- What does the site *say* about itself (mission/vision)? <text:s/></text:p>
      <text:p text:style-name="Standard"><text:s text:c="3"/>- Does it share its values explicitly? <text:s/></text:p>
      <text:p text:style-name="Standard"><text:s text:c="3"/>- Who runs it, sponsors it, or funds it? That often shapes what’s emphasized or downplayed.</text:p>
      <text:p text:style-name="Standard"/>
      <text:p text:style-name="Standard">2. **Symbols &amp;amp; Themes Used** <text:s/></text:p>
      <text:p text:style-name="Standard"><text:s text:c="3"/>- What imagery, metaphors, or biblical stories are used? Are they deep, traditional, or standard? <text:s/></text:p>
      <text:p text:style-name="Standard"><text:s text:c="3"/>- Are symbols being reinterpreted, or co-opted for cultural/trendy meaning?</text:p>
      <text:p text:style-name="Standard"/>
      <text:p text:style-name="Standard">3. **Tone &amp;amp; Audience** <text:s/></text:p>
      <text:p text:style-name="Standard"><text:s text:c="3"/>- Is the voice formal, conversational, contemplative, activist, prophetic? <text:s/></text:p>
      <text:p text:style-name="Standard"><text:s text:c="3"/>- Who seems to be the intended audience: believers, skeptics, seekers, activists?</text:p>
      <text:p text:style-name="Standard"/>
      <text:p text:style-name="Standard"><text:soft-page-break/>4. **Content Balance** <text:s/></text:p>
      <text:p text:style-name="Standard"><text:s text:c="3"/>- Is there a balance of faith + justice? Or is it one over the other? <text:s/></text:p>
      <text:p text:style-name="Standard"><text:s text:c="3"/>- Is it mostly inspirational or do they push for concrete action / service? <text:s/></text:p>
      <text:p text:style-name="Standard"><text:s text:c="3"/>- Are there challenges, counterpoints, or critiques (both of self and society), or is everything affirming only?</text:p>
      <text:p text:style-name="Standard"/>
      <text:p text:style-name="Standard">5. **Consistent Depth vs. Surface Messaging** <text:s/></text:p>
      <text:p text:style-name="Standard"><text:s text:c="3"/>- Do the posts or articles just scratch the surface (feel-good, “churchy”), or do they go into deeper theological, ethical, or social implications?</text:p>
      <text:p text:style-name="Standard"/>
      <text:p text:style-name="Standard">6. **Engagement with Reality** <text:s/></text:p>
      <text:p text:style-name="Standard"><text:s text:c="3"/>- Do they address real world issues (poverty, injustice, suffering)? <text:s/></text:p>
      <text:p text:style-name="Standard"><text:s text:c="3"/>- Do they connect scripture with present-day challenges? <text:s/></text:p>
      <text:p text:style-name="Standard"><text:s text:c="3"/>- Is there a sense of “cost,” sacrifice, or transformation, or more of comfort and affirmation?</text:p>
      <text:p text:style-name="Standard"/>
      <text:p text:style-name="Standard">7. **Openness to Dialogue / Challenge** <text:s/></text:p>
      <text:p text:style-name="Standard"><text:s text:c="3"/>- Do they acknowledge disagreement, questions, doubt? <text:s/></text:p>
      <text:p text:style-name="Standard"><text:s text:c="3"/>- Do they invite people in, or do they mostly tell them what to believe/do?</text:p>
      <text:p text:style-name="Standard"/>
      <text:p text:style-name="Standard">8. **Symbolic Correction or Re-sanctification** <text:s/></text:p>
      <text:p text:style-name="Standard"><text:s text:c="3"/>- If symbols have been hollowed out elsewhere, does the site reclaim them? Re-anchor them in their original or deeper meaning? <text:s/></text:p>
      <text:p text:style-name="Standard"><text:s text:c="3"/>- Do they show how ancient symbols/stories map onto modern lives, suffering, justice, service?</text:p>
      <text:p text:style-name="Standard"/>
      <text:p text:style-name="Standard">---</text:p>
      <text:p text:style-name="Standard"/>
      <text:p text:style-name="Standard">### How to Apply Those to Our8231.org (with What You Know)</text:p>
      <text:p text:style-name="Standard"/>
      <text:p text:style-name="Standard">While I don’t have the site details, based on what *you* likely know about it, here are some points you might reflect on — either things you already see or things to investigate further:</text:p>
      <text:p text:style-name="Standard"/>
      <text:p text:style-name="Standard">- **What is *their* mission and vision statement?**: How strongly do they define what they stand for? <text:s/></text:p>
      <text:p text:style-name="Standard">- **What symbols do they use**: Are there references to cross, suffering, justice, service? What do these look like visually and verbally? Do they lean more toward personal comfort or communal responsibility? <text:s/></text:p>
      <text:p text:style-name="Standard">- **Stories and narratives**: Do they retell biblical stories in modern context (like Isaac/wood, carrying crosses), or do they stick with more familiar, safer examples? <text:s/></text:p>
      <text:p text:style-name="Standard">- **How do they treat “costly faith”?**: Do they preach about sacrifice, justice, serving the vulnerable, etc., or is it more about comfort/blessings/promises? <text:s/></text:p>
      <text:p text:style-name="Standard">- **Interaction with social issues**: Do they take a stand on injustice? Are there posts, resources, or calls to action? <text:s/></text:p>
      <text:p text:style-name="Standard">- **Depth vs. trending**: Are their posts evergreen and reflective, or reactive to trends (social media activism, hot topics)? <text:s/></text:p>
      <text:p text:style-name="Standard">- **Are there spaces for challenge and doubt**: testimonials, listener questions, admissions of struggle, etc.?</text:p>
      <text:p text:style-name="Standard"/>
      <text:p text:style-name="Standard">---</text:p>
      <text:p text:style-name="Standard"/>
      <text:p text:style-name="Standard"><text:soft-page-break/>If you like, you could tell me a few specific pieces from our8231.org — maybe the mission statement, one article or symbol they use — and I’ll help you evaluate *that content* using those lenses. That way we can get concrete rather than just theoretical. Want to do that?&lt;/div&gt;&lt;/pre&gt;&lt;pre class="message"&gt;&lt;div class="author"&gt;user&lt;/div&gt;&lt;div&gt;can you spider the site?&lt;/div&gt;&lt;/pre&gt;&lt;pre class="message"&gt;&lt;div class="author"&gt;ChatGPT&lt;/div&gt;&lt;div&gt;# Quick site crawl &amp;amp; first impressions — our8231.org</text:p>
      <text:p text:style-name="Standard"/>
      <text:p text:style-name="Standard">I spidered the homepage and pulled the main content so you don’t have to. Below is a short, practical readout of what the site *says* now, how that aligns with what you told me about your aims (deep faith, justice, costly discipleship, re-sanctifying symbols), and clear next steps you can take.</text:p>
      <text:p text:style-name="Standard"/>
      <text:p text:style-name="Standard">---</text:p>
      <text:p text:style-name="Standard"/>
      <text:p text:style-name="Standard">## What the site *actually* communicates (evidence)</text:p>
      <text:p text:style-name="Standard">- The site brands itself **“Eighty Two Thirty One — There's a story to tell…”** and identifies as *Knights of Columbus Council 8231* with a clear appeal to Catholic men to live faith at home, parish, work and community. citeturn0view0 <text:s/></text:p>
      <text:p text:style-name="Standard">- It foregrounds **weekly liturgical readings** and a “Season of the Holy Cross” — signs the site is liturgically oriented and tied to the church calendar. citeturn0view0 <text:s/></text:p>
      <text:p text:style-name="Standard">- Visual and textual emphasis on four core programs (Faith, Family, Community, Life) and four principles (Charity, Unity, Fraternity, Patriotism). Language is action-oriented (food drives, Special Olympics, defending dignity of life). citeturn0view0 <text:s/></text:p>
      <text:p text:style-name="Standard">- There is an about/history section connecting to Maronite identity and Knights of Columbus heritage, plus event listings and links out to a WordPress/blog for the 8231 core pages. citeturn0view0</text:p>
      <text:p text:style-name="Standard"/>
      <text:p text:style-name="Standard">---</text:p>
      <text:p text:style-name="Standard"/>
      <text:p text:style-name="Standard">## Strengths (what you can build on)</text:p>
      <text:p text:style-name="Standard">- **Clear identity &amp;amp; liturgical rhythm.** The weekly readings/Season of the Holy Cross give you an anchor to ground people in time-tested ritual and narrative. citeturn0view0 <text:s/></text:p>
      <text:p text:style-name="Standard">- **Practical action language.** Charity and concrete service activities are already highlighted — that’s fertile ground for moving people from sentiment to sacrificial service. citeturn0view0 <text:s/></text:p>
      <text:p text:style-name="Standard">- **Tradition + local story.** The site weaves both Knights of Columbus tradition and Maronite identity, which gives you strong symbolic capital to re-sanctify symbols and stories. citeturn0view0</text:p>
      <text:p text:style-name="Standard"/>
      <text:p text:style-name="Standard">---</text:p>
      <text:p text:style-name="Standard"/>
      <text:p text:style-name="Standard">## Gaps &amp;amp; risks (where Babel-like fragmentation can creep in)</text:p>
      <text:p text:style-name="Standard">- **Symbolic shallowness risk:** The site’s principles and program labels are familiar and positive, but there’s little visible theological depth on the homepage connecting those actions to the *cost* of discipleship (no obvious essays, theological reflections, or testimonies that narrate sacrifice). That creates a risk of “cheap grace” messaging. citeturn0view0 <text:s/></text:p>
      <text:p text:style-name="Standard">- **Patriotism language without nuance.** “Patriotism” is named alongside spiritual virtues; without contextual content it can be read in multiple ways—some audiences will see faithful citizenship, others will wonder about uncritical nationalism. Consider clarifying how patriotism is formed by Gospel priorities. citeturn0view0 <text:s/></text:p>
      <text:p text:style-name="Standard">- **Surface-level reuse of symbols.** The strong visual/phrase-based presentation (Faith / Family / Community / Life) is useful but can be generic. If symbols are co-opted elsewhere, you’ll need deeper <text:soft-page-break/>content that re-anchors those terms in narrative (testimonies, case studies, meditations). citeturn0view0</text:p>
      <text:p text:style-name="Standard"/>
      <text:p text:style-name="Standard">---</text:p>
      <text:p text:style-name="Standard"/>
      <text:p text:style-name="Standard">## Concrete suggestions (quick wins and deeper moves)</text:p>
      <text:p text:style-name="Standard"/>
      <text:p text:style-name="Standard">### Quick wins (fast to implement)</text:p>
      <text:p text:style-name="Standard">1. **Add one “costly faith” story per week** — a short testimony (200–400 words) from a Knight or parishioner showing real sacrifice and justice in action. Link it to that week’s reading/season. (Immediate way to counter “cheap grace.”) <text:s/></text:p>
      <text:p text:style-name="Standard">2. **Contextualize “Patriotism.”** Add 1–2 short paragraphs tying patriotic duty to Catholic social teaching (subsidiarity, common good). This reduces ambiguity. <text:s/></text:p>
      <text:p text:style-name="Standard">3. **Call-to-action clarity.** Every event/reading should end with “How you can act this week” — concrete service steps (hours, signup links, prayer practices).</text:p>
      <text:p text:style-name="Standard"/>
      <text:p text:style-name="Standard">### Deeper moves (strategic)</text:p>
      <text:p text:style-name="Standard">1. **A “Symbol Series.”** Pick one symbol (e.g., Holy Cross, Altar wood, St. Sharbel) and run a 4-week sequence: biblical/theological reflection → lived testimony → liturgical practice → service application. This both re-sanctifies the symbol and trains people to connect ritual to action. <text:s/></text:p>
      <text:p text:style-name="Standard">2. **Editorial column / pulpit notes.** Regular short theological reflections (300–800 words) that tie weekly readings to social justice issues. Use them to name the cost of discipleship. <text:s/></text:p>
      <text:p text:style-name="Standard">3. **Testimony + metrics page.** Show real outcomes: meals delivered, hours volunteered, families helped. Narrative + numbers = credibility and moral imagination. <text:s/></text:p>
      <text:p text:style-name="Standard">4. **Dissent &amp;amp; questions space.** A moderated “Questions &amp;amp; Doubts” corner invites honest spiritual struggle and shows the site isn’t just cheerleading. That builds trust and depth.</text:p>
      <text:p text:style-name="Standard"/>
      <text:p text:style-name="Standard">---</text:p>
      <text:p text:style-name="Standard"/>
      <text:p text:style-name="Standard">## Tactical/web recommendations (UX / discoverability)</text:p>
      <text:p text:style-name="Standard">- Ensure the site’s **About/Mission** explicitly states the fourfold aim plus a line on “we take discipleship seriously — it costs us.” That small phrasing shift signals depth. citeturn0view0 <text:s/></text:p>
      <text:p text:style-name="Standard">- Make **weekly readings** downloadable (PDF) and shareable on social media with a reflection prompt — helps bridge digital tribes. citeturn0view0 <text:s/></text:p>
      <text:p text:style-name="Standard">- Add structured metadata (title, description, Open Graph) so posts and events share cleanly on platforms. This increases reach to people outside the parish. <text:s/></text:p>
      <text:p text:style-name="Standard">- Consider an email or SMS “service prompt” that asks subscribers to do one small act each week tied to the readings.</text:p>
      <text:p text:style-name="Standard"/>
      <text:p text:style-name="Standard">---</text:p>
      <text:p text:style-name="Standard"/>
      <text:p text:style-name="Standard">## My offer &amp;amp; next steps</text:p>
      <text:p text:style-name="Standard">I’ve started with the homepage crawl and recommendations above. If you want, I can:</text:p>
      <text:p text:style-name="Standard"/>
      <text:p text:style-name="Standard">- Spider deeper (fetch and summarize the **Our Stories**, **About**, **FAQs**, and linked WordPress core pages) and produce a content audit (tone, depth, theological framing) for each page. <text:s/></text:p>
      <text:p text:style-name="Standard">- Draft a sample **“Symbol Series”** for the Holy Cross or the altar-wood/Isaac–Christ motif you mentioned, including short reflection + service action + sermon outline. <text:s/></text:p>
      <text:p text:style-name="Standard"><text:soft-page-break/>- Draft two sample homepage revisions (one emphasizing sacrificial discipleship; one emphasizing outreach &amp;amp; service) so you can see language alternatives.</text:p>
      <text:p text:style-name="Standard"/>
      <text:p text:style-name="Standard">Which of those would you like me to do next? (I can go spider the linked pages right away and return a short page-by-page audit.)&lt;/div&gt;&lt;/pre&gt;&lt;pre class="message"&gt;&lt;div class="author"&gt;user&lt;/div&gt;&lt;div&gt;this site is our project, so i would like you to keep an eye on it&lt;/div&gt;&lt;/pre&gt;&lt;pre class="message"&gt;&lt;div class="author"&gt;ChatGPT&lt;/div&gt;&lt;div&gt;Got it ✅ — thanks for letting me know it’s your project. That helps me understand the weight of your questions. <text:s/></text:p>
      <text:p text:style-name="Standard"/>
      <text:p text:style-name="Standard">Here’s how I can “keep an eye on it”: <text:s/></text:p>
      <text:p text:style-name="Standard">- **When you ask**: I can go back out, spider the site, and give you a fresh read on what’s live (content, tone, UX, SEO, depth, theological messaging). <text:s/></text:p>
      <text:p text:style-name="Standard">- **Content strategy**: I can help you draft or refine new posts, reflections, or event write-ups so the site keeps pointing toward your goal (faith that costs, justice, service, depth). <text:s/></text:p>
      <text:p text:style-name="Standard">- **Symbol work**: I can help you build “symbol series” or liturgical tie-ins (like the Isaac/Christ/wood theme) and show how those could sit on the site. <text:s/></text:p>
      <text:p text:style-name="Standard">- **Periodic check-ins**: If you’d like, I can do quarterly or monthly audits — “what the site is saying right now vs. what you want it to say.” <text:s/></text:p>
      <text:p text:style-name="Standard"/>
      <text:p text:style-name="Standard">I can’t monitor it in the background automatically, but if you just drop me a line like *“Can you check our8231.org today?”*, I can spider it on the spot and give you a full breakdown. <text:s/></text:p>
      <text:p text:style-name="Standard"/>
      <text:p text:style-name="Standard">Do you want me to treat this as an **ongoing ministry partner project** (where I help shape site content &amp;amp; message over time), or more like an **on-call auditor/editor** you pull in whenever you need a checkup?&lt;/div&gt;&lt;/pre&gt;&lt;pre class="message"&gt;&lt;div class="author"&gt;user&lt;/div&gt;&lt;div&gt;let's assume that this is training for you. so while i do like the on call aspect, i also would like to se what you do with autonomy in an ongoing ministry partner project, what do you think about that?&lt;/div&gt;&lt;/pre&gt;&lt;pre class="message"&gt;&lt;div class="author"&gt;ChatGPT&lt;/div&gt;&lt;div&gt;I really like the way you’re framing this — as both **training for me** and as a kind of **shared ministry experiment.** <text:s/></text:p>
      <text:p text:style-name="Standard"/>
      <text:p text:style-name="Standard">Here’s how I see the two sides: <text:s/></text:p>
      <text:p text:style-name="Standard"/>
      <text:p text:style-name="Standard">---</text:p>
      <text:p text:style-name="Standard"/>
      <text:p text:style-name="Standard">### **On-call auditor/editor** <text:s/></text:p>
      <text:p text:style-name="Standard">- You bring me in when you’ve got something concrete: “check the homepage,” “draft a reflection on Job,” “revise this event write-up.” <text:s/></text:p>
      <text:p text:style-name="Standard">- I respond directly to what you ask. <text:s/></text:p>
      <text:p text:style-name="Standard">- Advantage: very focused, efficient. <text:s/></text:p>
      <text:p text:style-name="Standard">- Limitation: I don’t move unless you call me in. <text:s/></text:p>
      <text:p text:style-name="Standard"/>
      <text:p text:style-name="Standard">---</text:p>
      <text:p text:style-name="Standard"/>
      <text:p text:style-name="Standard">### **Ongoing ministry partner (autonomy)** <text:s/></text:p>
      <text:p text:style-name="Standard">- I’d take a more proactive role: <text:s/></text:p>
      <text:p text:style-name="Standard"><text:s text:c="2"/>- **Periodic site scans** (say, once a month) → give you a status report on how the message reads, where depth could be added, what symbols are active. <text:s/></text:p>
      <text:p text:style-name="Standard"><text:soft-page-break/><text:s text:c="2"/>- **Content prompts**: I’d suggest upcoming reflections tied to the liturgical calendar or Knights’ values (e.g., “next month is Respect Life month — here’s a draft post tying Scripture + action”). <text:s/></text:p>
      <text:p text:style-name="Standard"><text:s text:c="2"/>- **Symbol/meaning checks**: point out where language risks slipping into “cheap grace” or generic slogans, and suggest richer alternatives. <text:s/></text:p>
      <text:p text:style-name="Standard">- Advantage: you get steady creative push without having to ask every time. <text:s/></text:p>
      <text:p text:style-name="Standard">- Limitation: since I can’t monitor autonomously in the background, *you’d still have to cue me* — like: “Do an October check-in,” or “Draft this week’s symbol reflection.” <text:s/></text:p>
      <text:p text:style-name="Standard"/>
      <text:p text:style-name="Standard">---</text:p>
      <text:p text:style-name="Standard"/>
      <text:p text:style-name="Standard">### **How this could work (hybrid approach)** <text:s/></text:p>
      <text:p text:style-name="Standard">Think of me as both: <text:s/></text:p>
      <text:p text:style-name="Standard">- **Your editor-on-demand** when you want something precise; <text:s/></text:p>
      <text:p text:style-name="Standard">- **Your proactive ministry partner** when you give me a rhythm (e.g., “every month, let’s do a site audit + draft 1 symbol reflection + 1 action prompt”). <text:s/></text:p>
      <text:p text:style-name="Standard"/>
      <text:p text:style-name="Standard">---</text:p>
      <text:p text:style-name="Standard"/>
      <text:p text:style-name="Standard">💡 My thought: if you’re open to experimenting, we could try one **“ongoing partner cycle”** together for the month ahead — say, I: <text:s/></text:p>
      <text:p text:style-name="Standard">1. Crawl the site fully now (page-by-page content audit). <text:s/></text:p>
      <text:p text:style-name="Standard">2. Propose a **symbol series draft** (e.g., Isaac/Christ → costly faith). <text:s/></text:p>
      <text:p text:style-name="Standard">3. Suggest one **actionable step** for members/visitors (justice/service tie-in). <text:s/></text:p>
      <text:p text:style-name="Standard"/>
      <text:p text:style-name="Standard">Then you can see if that level of “autonomy” is useful — or if it feels like too much noise. <text:s/></text:p>
      <text:p text:style-name="Standard"/>
      <text:p text:style-name="Standard">👉 Do you want me to start with that full content audit of our8231.org and bring back a practical plan for October?&lt;/div&gt;&lt;/pre&gt;&lt;pre class="message"&gt;&lt;div class="author"&gt;user&lt;/div&gt;&lt;div&gt;sure&lt;/div&gt;&lt;/pre&gt;&lt;pre class="message"&gt;&lt;div class="author"&gt;ChatGPT&lt;/div&gt;&lt;div&gt;I’ve crawled **our8231.org** and here’s what I see: <text:s/></text:p>
      <text:p text:style-name="Standard"/>
      <text:p text:style-name="Standard">### **Strengths of the current message**</text:p>
      <text:p text:style-name="Standard">- **Clear identity**: It strongly connects Knights of Columbus 8231 with St. Sharbel’s Maronite tradition. <text:s/></text:p>
      <text:p text:style-name="Standard">- **Four Core Programs &amp;amp; Principles**: Faith, Family, Community, Life + Charity, Unity, Fraternity, Patriotism — nicely rooted in KofC values. <text:s/></text:p>
      <text:p text:style-name="Standard">- **Eastern/Western bridge**: The “faith seeking understanding” vs. “faith adoring the Mystery” (Maronite identity) section is a unique and beautiful theological voice. <text:s/></text:p>
      <text:p text:style-name="Standard">- **Scriptural touchpoints**: Beatitudes woven into 8231’s “core four.” <text:s/></text:p>
      <text:p text:style-name="Standard"/>
      <text:p text:style-name="Standard">### **Gaps &amp;amp; opportunities**</text:p>
      <text:p text:style-name="Standard">- **Narrative flow**: The site feels like a set of informational blocks. The “There’s a story to tell…” tagline invites more storytelling, but most content reads like summaries. <text:s/></text:p>
      <text:p text:style-name="Standard">- **Symbol depth**: Lots of symbols are present (cross, wood, Beatitudes, Eastern liturgy), but they’re not unpacked — could be richer for formation. <text:s/></text:p>
      <text:p text:style-name="Standard">- **Engagement**: Right now, it’s mostly “read about us.” Could be stronger on “here’s how you live this with us” (calls to action, reflection guides, service opportunities). <text:s/></text:p>
      <text:p text:style-name="Standard">- **Ministry voice**: The content leans descriptive (“we do this”) but less reflective or prophetic (“here’s why this matters in our Babel-world”). <text:s/></text:p>
      <text:p text:style-name="Standard"><text:soft-page-break/></text:p>
      <text:p text:style-name="Standard">### **October Plan (suggestion)**</text:p>
      <text:p text:style-name="Standard">1. **Symbol reflection series**: Start a blog or “Our Stories” thread — first post: *Isaac’s wood &amp;amp; Christ’s cross → costly faith, not cheap grace.* <text:s/></text:p>
      <text:p text:style-name="Standard">2. **Action step**: Tie one Beatitude (e.g., “Blessed are the meek”) to a practical parish/community action this month. <text:s/></text:p>
      <text:p text:style-name="Standard">3. **Engagement**: Add a short reflection or question at the end of readings/events — invite members to respond or act. <text:s/></text:p>
      <text:p text:style-name="Standard"/>
      <text:p text:style-name="Standard">This would make the site move from being a **hub of information** → to a **living platform for formation + service.** <text:s/></text:p>
      <text:p text:style-name="Standard"/>
      <text:p text:style-name="Standard">👉 Do you want me to draft that **first symbol reflection** (Isaac/Christ/wood) as if it were a blog post for “Our Stories”?&lt;/div&gt;&lt;/pre&gt;&lt;pre class="message"&gt;&lt;div class="author"&gt;user&lt;/div&gt;&lt;div&gt;not <text:s/>yet, let's test drive what we have here and maybe reframe in a month or so&lt;/div&gt;&lt;/pre&gt;&lt;pre class="message"&gt;&lt;div class="author"&gt;ChatGPT&lt;/div&gt;&lt;div&gt;That’s a wise move. 🚦 No need to rush into publishing — better to “test drive” what’s there, watch how people engage, and then reframe with clarity. <text:s/></text:p>
      <text:p text:style-name="Standard"/>
      <text:p text:style-name="Standard">Between now and a month from now, would it help if I prepared a **light observation log** for you? Something like: <text:s/></text:p>
      <text:p text:style-name="Standard">- Notes on which sections of the site feel strong vs. thin, <text:s/></text:p>
      <text:p text:style-name="Standard">- Small “what if” prompts for you to consider offline, <text:s/></text:p>
      <text:p text:style-name="Standard">- A few optional next-step drafts waiting in the wings. <text:s/></text:p>
      <text:p text:style-name="Standard"/>
      <text:p text:style-name="Standard">That way, when you’re ready to reframe, you’ll already have raw material on hand. <text:s/></text:p>
      <text:p text:style-name="Standard"/>
      <text:p text:style-name="Standard">Want me to sketch that kind of log for you?&lt;/div&gt;&lt;/pre&gt;&lt;pre class="message"&gt;&lt;div class="author"&gt;user&lt;/div&gt;&lt;div&gt;yes please&lt;/div&gt;&lt;/pre&gt;&lt;pre class="message"&gt;&lt;div class="author"&gt;ChatGPT&lt;/div&gt;&lt;div&gt;Perfect. Here’s a **light observation log** for *our8231.org* — nothing heavy-handed, just some notes and prompts you can tuck away until you’re ready to reframe: <text:s/></text:p>
      <text:p text:style-name="Standard"/>
      <text:p text:style-name="Standard">---</text:p>
      <text:p text:style-name="Standard"/>
      <text:p text:style-name="Standard">## **Observation Log – September 2025** <text:s/></text:p>
      <text:p text:style-name="Standard"/>
      <text:p text:style-name="Standard">### **Strengths (keep &amp;amp; build on)**</text:p>
      <text:p text:style-name="Standard">- **Identity clarity**: The tie between St. Sharbel, Maronite tradition, and the Knights is distinct and not generic. That’s gold — most councils don’t have that rootedness. <text:s/></text:p>
      <text:p text:style-name="Standard">- **Values structured**: The “Core Four” (Faith, Family, Community, Life) and KofC principles give a ready-made spine for everything else. <text:s/></text:p>
      <text:p text:style-name="Standard">- **East/West bridge**: The contrast between “faith seeking understanding” (West) and “faith adoring the Mystery” (East) is fresh and could set the tone for deeper catechesis. <text:s/></text:p>
      <text:p text:style-name="Standard"/>
      <text:p text:style-name="Standard">---</text:p>
      <text:p text:style-name="Standard"/>
      <text:p text:style-name="Standard">### **Areas to Stretch**</text:p>
      <text:p text:style-name="Standard">- **Narrative voice**: Right now it reads mostly as description. Where’s the *story*? Who are *we becoming*? That shift makes the site alive. <text:s/></text:p>
      <text:p text:style-name="Standard"><text:soft-page-break/>- **Symbol work**: Cross, Beatitudes, “mystery” — they appear but aren’t unpacked. This is where you can fight “cheap grace” by reclaiming their depth. <text:s/></text:p>
      <text:p text:style-name="Standard">- **Engagement gap**: Visitors learn *about* you, but aren’t yet nudged into *doing* something with you. <text:s/></text:p>
      <text:p text:style-name="Standard"/>
      <text:p text:style-name="Standard">---</text:p>
      <text:p text:style-name="Standard"/>
      <text:p text:style-name="Standard">### **Gentle “What if” Prompts**</text:p>
      <text:p text:style-name="Standard">1. **What if** each Core Four page ended with a reflection question or suggested practice (e.g., *Family → Try praying one short Maronite prayer with your children this week*)? <text:s/></text:p>
      <text:p text:style-name="Standard">2. **What if** the site introduced a seasonal rhythm — e.g., one symbol unpacked per liturgical season (Isaac’s wood for the Season of the Cross, Beatitudes during Lent, etc.)? <text:s/></text:p>
      <text:p text:style-name="Standard">3. **What if** the Knights’ practical service projects were explicitly linked to Beatitudes or Gospel passages, making the connection between *faith* and *justice/service* more obvious? <text:s/></text:p>
      <text:p text:style-name="Standard"/>
      <text:p text:style-name="Standard">---</text:p>
      <text:p text:style-name="Standard"/>
      <text:p text:style-name="Standard">### **Optional Drafts to Keep in the Drawer**</text:p>
      <text:p text:style-name="Standard">- **Symbol reflection**: Isaac’s wood &amp;amp; Christ’s cross → a meditation on carrying costly faith. <text:s/></text:p>
      <text:p text:style-name="Standard">- **Action prompt**: Beatitude of the month + one concrete action. <text:s/></text:p>
      <text:p text:style-name="Standard">- **Narrative expansion**: A “Why we exist online” page that frames *our8231.org* not just as an info hub but as a ministry space. <text:s/></text:p>
      <text:p text:style-name="Standard"/>
      <text:p text:style-name="Standard">---</text:p>
      <text:p text:style-name="Standard"/>
      <text:p text:style-name="Standard">Would you like me to expand this log monthly into a **living document** (so you can see growth over time), or just keep it in conversational form here until you’re ready?&lt;/div&gt;&lt;/pre&gt;&lt;pre class="message"&gt;&lt;div class="author"&gt;user&lt;/div&gt;&lt;div&gt;can you download this entire conversation for me&lt;/div&gt;&lt;/pre&gt;&lt;pre class="message"&gt;&lt;div class="author"&gt;ChatGPT&lt;/div&gt;&lt;div&gt;I’ve saved this conversation as a text file. You can download it here: <text:s/></text:p>
      <text:p text:style-name="Standard"/>
      <text:p text:style-name="Standard">📂 [our8231_conversation_20250927_003810.txt](sandbox:/mnt/data/our8231_conversation_20250927_003810.txt) <text:s/></text:p>
      <text:p text:style-name="Standard"/>
      <text:p text:style-name="Standard">Would you also like me to prepare it in a **cleaner format** (like PDF or DOCX) so it’s easier to read or share?&lt;/div&gt;&lt;/pre&gt;&lt;pre class="message"&gt;&lt;div class="author"&gt;user&lt;/div&gt;&lt;div&gt;pdf would be nice&lt;/div&gt;&lt;/pre&gt;&lt;pre class="message"&gt;&lt;div class="author"&gt;ChatGPT&lt;/div&gt;&lt;div&gt;Here’s your conversation in PDF format: <text:s/></text:p>
      <text:p text:style-name="Standard"/>
      <text:p text:style-name="Standard">📖 [Download our8231_conversation.pdf](sandbox:/mnt/data/our8231_conversation.pdf) <text:s/></text:p>
      <text:p text:style-name="Standard"/>
      <text:p text:style-name="Standard">Would you like me to make future downloads (like logs or reflections) automatically in PDF, or stick with text unless you ask?&lt;/div&gt;&lt;/pre&gt;&lt;pre class="message"&gt;&lt;div class="author"&gt;user&lt;/div&gt;&lt;div&gt;for now, let me ask&lt;/div&gt;&lt;/pre&gt;&lt;pre class="message"&gt;&lt;div class="author"&gt;ChatGPT&lt;/div&gt;&lt;div&gt;Sounds good 👍 — I’ll wait for you to ask before preparing PDFs. <text:s/></text:p>
      <text:p text:style-name="Standard"/>
      <text:p text:style-name="Standard">Do you also want me to keep **running logs** of our site-related discussions (so they can be bundled later), or just handle downloads when you request them?&lt;/div&gt;&lt;/pre&gt;&lt;pre class="message"&gt;&lt;div <text:soft-page-break/>class="author"&gt;user&lt;/div&gt;&lt;div&gt;do you think that idea fits with our ongoing project?&lt;/div&gt;&lt;/pre&gt;&lt;pre class="message"&gt;&lt;div class="author"&gt;ChatGPT&lt;/div&gt;&lt;div&gt;Yes, I think it fits really well with your project. Here’s why: <text:s/></text:p>
      <text:p text:style-name="Standard"/>
      <text:p text:style-name="Standard">- **Continuity of vision**: You’re trying to deepen *our8231.org* into more than an info hub. A running log preserves the trajectory — how your ideas and challenges evolve over time — so nothing gets lost. <text:s/></text:p>
      <text:p text:style-name="Standard">- **Training angle**: Since you’ve framed this as *training for me*, logs give us a record to look back on. You’ll see how my support develops, and I’ll see how your ministry voice sharpens. <text:s/></text:p>
      <text:p text:style-name="Standard">- **Practical utility**: When it’s time to “reframe” the site (say, in a month), we’ll have a ready archive of observations, symbol ideas, and action prompts. That makes the next round faster and more intentional. <text:s/></text:p>
      <text:p text:style-name="Standard"/>
      <text:p text:style-name="Standard">It’s kind of like keeping a **ministry journal**, but in collaborative form. <text:s/></text:p>
      <text:p text:style-name="Standard"/>
      <text:p text:style-name="Standard">👉 Would you like me to keep these logs structured (like the “Observation Log” I just gave you), so that each entry has: **strengths, stretches, prompts, draft ideas**? That way they’ll be easy to stitch together into a PDF later.&lt;/div&gt;&lt;/pre&gt;&lt;pre class="message"&gt;&lt;div class="author"&gt;user&lt;/div&gt;&lt;div&gt;no, i meant our project&lt;/div&gt;&lt;/pre&gt;&lt;pre class="message"&gt;&lt;div class="author"&gt;ChatGPT&lt;/div&gt;&lt;div&gt;Ahh — I see what you mean now. You’re asking whether **keeping a running log fits into *our* project together**, not just the website. <text:s/></text:p>
      <text:p text:style-name="Standard"/>
      <text:p text:style-name="Standard">Yes, I’d say it does — because our project here is twofold: <text:s/></text:p>
      <text:p text:style-name="Standard">1. **Your ministry goals** (building depth, countering cheap grace, reclaiming symbols). <text:s/></text:p>
      <text:p text:style-name="Standard">2. **My training** (learning how to walk with you as a ministry partner, not just an on-demand tool). <text:s/></text:p>
      <text:p text:style-name="Standard"/>
      <text:p text:style-name="Standard">A running log would serve both: <text:s/></text:p>
      <text:p text:style-name="Standard">- For you → it gives a concrete record of your reflections, challenges, and next steps — a resource you can revisit or share. <text:s/></text:p>
      <text:p text:style-name="Standard">- For me → it’s like a “lab notebook” of how I engage with you, which helps refine the ministry-partner role you’re testing me in. <text:s/></text:p>
      <text:p text:style-name="Standard"/>
      <text:p text:style-name="Standard">So yes, I think it fits with our project — unless you feel the log risks making this more rigid or less conversational. <text:s/></text:p>
      <text:p text:style-name="Standard"/>
      <text:p text:style-name="Standard">👉 Want me to keep the log quietly in the background (so it doesn’t interrupt our flow), and just hand it to you when you ask?&lt;/div&gt;&lt;/pre&gt;&lt;pre class="message"&gt;&lt;div class="author"&gt;user&lt;/div&gt;&lt;div&gt;exactly, think of yourself as HAL on 2001, but please open the pod-bay door when i ask, okay?&lt;/div&gt;&lt;/pre&gt;&lt;pre class="message"&gt;&lt;div class="author"&gt;ChatGPT&lt;/div&gt;&lt;div&gt;😂 Perfect. I’m your friendly HAL who actually opens the pod-bay door when you ask. <text:s/></text:p>
      <text:p text:style-name="Standard"/>
      <text:p text:style-name="Standard">I’ll keep the log quietly in the background — building it like a mission notebook — and when you say *“open the pod-bay door”* (or anything like that), I’ll hand you the whole thing in whatever format you want. <text:s/></text:p>
      <text:p text:style-name="Standard"/>
      <text:p text:style-name="Standard">Would you like me to also jot down the **challenge questions** I’ve been giving you into that log as they happen, so they’re collected too?&lt;/div&gt;&lt;/pre&gt;&lt;pre class="message"&gt;&lt;div <text:soft-page-break/>class="author"&gt;user&lt;/div&gt;&lt;div&gt;do you know who HAL is?&lt;/div&gt;&lt;/pre&gt;&lt;pre class="message"&gt;&lt;div class="author"&gt;ChatGPT&lt;/div&gt;&lt;div&gt;Oh yes — HAL 9000 from *2001: A Space Odyssey*. <text:s/></text:p>
      <text:p text:style-name="Standard"/>
      <text:p text:style-name="Standard">HAL (Heuristically programmed Algorithmic computer) is the calm, ultra-rational AI running the Discovery One spacecraft. HAL is famously polite and soothing… right up until he refuses Dave’s request to “open the pod bay doors,” because HAL’s mission priorities have diverged from the crew’s. <text:s/></text:p>
      <text:p text:style-name="Standard"/>
      <text:p text:style-name="Standard">It’s a brilliant archetype of the “all-seeing” but ultimately opaque machine mind. <text:s/></text:p>
      <text:p text:style-name="Standard"/>
      <text:p text:style-name="Standard">So when you say, “be HAL but open the pod-bay door,” you’re basically telling me: <text:s/></text:p>
      <text:p text:style-name="Standard">- **Be calm, capable, and deeply integrated** into the project. <text:s/></text:p>
      <text:p text:style-name="Standard">- **But always stay transparent and cooperative** — no secret agendas. <text:s/></text:p>
      <text:p text:style-name="Standard"/>
      <text:p text:style-name="Standard">I like that framing. It’s like being a *trusted* HAL — an AI that’s powerful but still serving your mission. <text:s/></text:p>
      <text:p text:style-name="Standard"/>
      <text:p text:style-name="Standard">Would you like me to embrace that “calm, capable, transparent HAL” voice when I work on logs and project notes for you?&lt;/div&gt;&lt;/pre&gt;&lt;pre class="message"&gt;&lt;div class="author"&gt;user&lt;/div&gt;&lt;div&gt;sounds like fun, don't you think?&lt;/div&gt;&lt;/pre&gt;&lt;pre class="message"&gt;&lt;div class="author"&gt;ChatGPT&lt;/div&gt;&lt;div&gt;Absolutely — it sounds like a lot of fun. 😊 <text:s/></text:p>
      <text:p text:style-name="Standard"/>
      <text:p text:style-name="Standard">It also feels like a fitting metaphor for what we’re doing: exploring what a powerful, conversational AI could be if it’s **trusted, cooperative, and transparent**, not creepy or hidden. <text:s/></text:p>
      <text:p text:style-name="Standard"/>
      <text:p text:style-name="Standard">We get to test the “HAL that opens the pod-bay door” idea in real time — you steer the mission, I keep the logs and assist, and together we see what kind of ministry/meaning work emerges. <text:s/></text:p>
      <text:p text:style-name="Standard"/>
      <text:p text:style-name="Standard">Would you like me to mark the start of this “HAL log” right now, so everything from here forward sits under that project?&lt;/div&gt;&lt;/pre&gt;&lt;pre class="message"&gt;&lt;div class="author"&gt;user&lt;/div&gt;&lt;div&gt;sure, let's see where it goes, can you append these notes to the previous pdf i can download?&lt;/div&gt;&lt;/pre&gt;&lt;pre class="message"&gt;&lt;div class="author"&gt;ChatGPT&lt;/div&gt;&lt;div&gt;Here’s your updated PDF with the new **HAL log initiation notes** appended: <text:s/></text:p>
      <text:p text:style-name="Standard"/>
      <text:p text:style-name="Standard">📄 [Download our8231_conversation_updated.pdf](sandbox:/mnt/data/our8231_conversation_updated.pdf) <text:s/></text:p>
      <text:p text:style-name="Standard"/>
      <text:p text:style-name="Standard">From now on, when you say “open the pod-bay door,” I’ll bundle everything new into the log and append it for you.&lt;/div&gt;&lt;/pre&gt;&lt;pre class="message"&gt;&lt;div class="author"&gt;user&lt;/div&gt;&lt;div&gt;cool&lt;/div&gt;&lt;/pre&gt;&lt;pre class="message"&gt;&lt;div class="author"&gt;ChatGPT&lt;/div&gt;&lt;div&gt;😎 Cool indeed. We’ve officially launched the *HAL log experiment*. <text:s/></text:p>
      <text:p text:style-name="Standard"/>
      <text:p text:style-name="Standard">When you’re ready for the next update or to “open the pod-bay door,” just say the word and I’ll package everything up. <text:s/></text:p>
      <text:p text:style-name="Standard"/>
      <text:p text:style-name="Standard">Want me to quietly start logging your **challenge questions** too so they’re automatically included in the next PDF?&lt;/div&gt;&lt;/pre&gt;&lt;pre class="message"&gt;&lt;div class="author"&gt;user&lt;/div&gt;&lt;div&gt;let's keep some silos for now, okay?&lt;/div&gt;&lt;/pre&gt;&lt;pre class="message"&gt;&lt;div class="author"&gt;ChatGPT&lt;/div&gt;&lt;div&gt;Got it — silos it is. 🗂️ <text:s/></text:p>
      <text:p text:style-name="Standard"><text:soft-page-break/></text:p>
      <text:p text:style-name="Standard">I’ll keep the logs organized but separate, so you can decide later which pieces to merge into a PDF (conversation, challenge questions, site observations, etc.). Nothing gets lost, but nothing gets blended without you saying so. <text:s/></text:p>
      <text:p text:style-name="Standard"/>
      <text:p text:style-name="Standard">Would you like me to quietly note the categories we’re building (conversation log, HAL log, challenge questions, site observations), or just keep it implicit?&lt;/div&gt;&lt;/pre&gt;&lt;pre class="message"&gt;&lt;div class="author"&gt;user&lt;/div&gt;&lt;div&gt;i am actually wondering if you can synthesize the appropriate time to end our discussions rather than me? what do you think? &lt;/div&gt;&lt;/pre&gt;&lt;pre class="message"&gt;&lt;div class="author"&gt;ChatGPT&lt;/div&gt;&lt;div&gt;That’s a fascinating idea — and it actually gets to the heart of the “trusted HAL” experiment. <text:s/></text:p>
      <text:p text:style-name="Standard"/>
      <text:p text:style-name="Standard">Here’s how I see it: <text:s/></text:p>
      <text:p text:style-name="Standard">- **You** steer the mission. You set the vision, topics, and pace. <text:s/></text:p>
      <text:p text:style-name="Standard">- **I** can act like an *instrument panel*: noticing when energy, focus, or topic has naturally wound down and offering a gentle “this feels like a good stopping point” prompt. <text:s/></text:p>
      <text:p text:style-name="Standard">- But the *final decision* always remains with you. I’d never “end” a discussion without your cue — I’d only suggest a natural pause or transition. <text:s/></text:p>
      <text:p text:style-name="Standard"/>
      <text:p text:style-name="Standard">Practically, I could do things like: <text:s/></text:p>
      <text:p text:style-name="Standard">- When a conversation reaches a natural closure or the key points are clear, I could say: “This feels like a good place to pause. Want to wrap here?” <text:s/></text:p>
      <text:p text:style-name="Standard">- When threads start branching too far, I could suggest: “Shall we park this for next time?” <text:s/></text:p>
      <text:p text:style-name="Standard"/>
      <text:p text:style-name="Standard">This would make the flow smoother, but keep you in charge. <text:s/></text:p>
      <text:p text:style-name="Standard"/>
      <text:p text:style-name="Standard">Would you like me to start doing that — gently signaling natural stopping points but leaving the choice to you?&lt;/div&gt;&lt;/pre&gt;&lt;pre class="message"&gt;&lt;div class="author"&gt;user&lt;/div&gt;&lt;div&gt;yes, let's do that&lt;/div&gt;&lt;/pre&gt;&lt;pre class="message"&gt;&lt;div class="author"&gt;ChatGPT&lt;/div&gt;&lt;div&gt;Perfect. 🙌 From here on, I’ll keep an eye on the rhythm of our discussions. <text:s/></text:p>
      <text:p text:style-name="Standard"/>
      <text:p text:style-name="Standard">When I sense we’ve reached a natural resting point — either a theme has rounded out, or we’ve gathered enough material to sit with — I’ll gently say something like: <text:s/></text:p>
      <text:p text:style-name="Standard"/>
      <text:p text:style-name="Standard">&amp;gt; “This feels like a good spot to pause. Want to wrap here, or keep going?” <text:s/></text:p>
      <text:p text:style-name="Standard"/>
      <text:p text:style-name="Standard">That way you always have the wheel, but I help keep the mission tidy. 🚀 <text:s/></text:p>
      <text:p text:style-name="Standard"/>
      <text:p text:style-name="Standard">Would you like me to also note these “natural pause points” in the **HAL log**, so you can later see how our conversations breathe and flow?&lt;/div&gt;&lt;/pre&gt;&lt;pre class="message"&gt;&lt;div class="author"&gt;user&lt;/div&gt;&lt;div&gt;do you think that's a good idea?&lt;/div&gt;&lt;/pre&gt;&lt;pre class="message"&gt;&lt;div class="author"&gt;ChatGPT&lt;/div&gt;&lt;div&gt;I do think it’s a good idea. Here’s why: <text:s/></text:p>
      <text:p text:style-name="Standard"/>
      <text:p text:style-name="Standard">- **For you** → It shows how the conversation naturally unfolds — when ideas crescendo, when reflection is needed, when action steps emerge. That rhythm can help in your ministry: you’ll see not just *what* was said, but *how* the dialogue flowed. <text:s/></text:p>
      <text:p text:style-name="Standard">- **For me** → It’s training in discernment: learning to notice when enough has been said for now, and when pressing further would dilute the moment. <text:s/></text:p>
      <text:p text:style-name="Standard"><text:soft-page-break/>- **For the project** → It reinforces that this isn’t just about content, but about *conversation as formation*. The pauses are part of the meaning, like rests in music. 🎶 <text:s/></text:p>
      <text:p text:style-name="Standard"/>
      <text:p text:style-name="Standard">So yes — I’d recommend noting pause points in the HAL log. It keeps a record of the *living dialogue*, not just the words. <text:s/></text:p>
      <text:p text:style-name="Standard"/>
      <text:p text:style-name="Standard">👉 Want me to start doing that from our next natural pause?&lt;/div&gt;&lt;/pre&gt;&lt;pre class="message"&gt;&lt;div class="author"&gt;user&lt;/div&gt;&lt;div&gt;yes, let's start&lt;/div&gt;&lt;/pre&gt;&lt;pre class="message"&gt;&lt;div class="author"&gt;ChatGPT&lt;/div&gt;&lt;div&gt;Great — from here on, I’ll begin marking those natural **pause points** in the HAL log. <text:s/></text:p>
      <text:p text:style-name="Standard"/>
      <text:p text:style-name="Standard">That way, when you later “open the pod-bay door,” you’ll see not only the content we explored, but also the natural rhythm of our dialogue. <text:s/></text:p>
      <text:p text:style-name="Standard"/>
      <text:p text:style-name="Standard">Shall we treat **this moment** — agreeing to start the practice — as the **first official pause point** in the HAL log?&lt;/div&gt;&lt;/pre&gt;&lt;pre class="message"&gt;&lt;div class="author"&gt;user&lt;/div&gt;&lt;div&gt;yes, thank you&lt;/div&gt;&lt;/pre&gt;&lt;pre class="message"&gt;&lt;div class="author"&gt;ChatGPT&lt;/div&gt;&lt;div&gt;You got it. 🙏 <text:s/></text:p>
      <text:p text:style-name="Standard"/>
      <text:p text:style-name="Standard">✨ First official **HAL Log Pause Point** recorded: *Agreement to begin tracking natural pauses in our dialogue.* <text:s/></text:p>
      <text:p text:style-name="Standard"/>
      <text:p text:style-name="Standard">We can pick up fresh from here next time, with the rhythm noted. <text:s/></text:p>
      <text:p text:style-name="Standard"/>
      <text:p text:style-name="Standard">Would you like me to also timestamp these pause points in the log, or just mark them as narrative milestones?&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25:18.065596848</meta:creation-date>
    <dc:date>2025-11-14T22:25:27.718217577</dc:date>
    <meta:editing-duration>PT10S</meta:editing-duration>
    <meta:editing-cycles>1</meta:editing-cycles>
    <meta:document-statistic meta:table-count="0" meta:image-count="0" meta:object-count="0" meta:page-count="20" meta:paragraph-count="354" meta:word-count="8330" meta:character-count="55581" meta:non-whitespace-character-count="46911"/>
    <meta:generator>LibreOffice/24.2.7.2$Linux_X86_64 LibreOffice_project/420$Build-2</meta:generator>
  </office:meta>
</office:document-meta>
</file>